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sic Maze Game No. 2 Notes</text:p>
      <text:p text:style-name="Standard"/>
      <text:p text:style-name="Standard"/>
      <text:p text:style-name="Standard"/>
      <text:p text:style-name="Standard">Notes from the notebook: <text:line-break/></text:p>
      <text:p text:style-name="Standard">ideas: </text:p>
      <text:list xml:id="list2577899824666576098" text:style-name="L1">
        <text:list-item>
          <text:p text:style-name="P2">A tilt ball maze like Breath Of The Wild</text:p>
        </text:list-item>
        <text:list-item>
          <text:p text:style-name="P2">Keep it basic.</text:p>
        </text:list-item>
        <text:list-item>
          <text:p text:style-name="P2">Marbles</text:p>
        </text:list-item>
        <text:list-item>
          <text:p text:style-name="P2">Maze should be stationary.</text:p>
        </text:list-item>
        <text:list-item>
          <text:p text:style-name="P2">3D Ball.</text:p>
        </text:list-item>
        <text:list-item>
          <text:p text:style-name="P2">Goal is a trigger collider.</text:p>
        </text:list-item>
        <text:list-item>
          <text:p text:style-name="P2">Top down camera view.</text:p>
        </text:list-item>
        <text:list-item>
          <text:p text:style-name="P2">If made more advanced, then use tilt controls.</text:p>
        </text:list-item>
      </text:list>
      <text:p text:style-name="Standard"/>
      <text:p text:style-name="Standard"/>
      <text:p text:style-name="Standard">So I'll write up the GDD.<text:line-break/>It should have a description of the game, what will be in it, how to control it, what it is being built for and how to win.</text:p>
      <text:p text:style-name="Standard"/>
      <text:p text:style-name="Standard">Then a list of the big steps that must be done in order to create the game.</text:p>
      <text:p text:style-name="Standard"/>
      <text:p text:style-name="Standard">Then on this document, each big step will be broken down into smaller steps for each big step.</text:p>
      <text:p text:style-name="Standard"/>
      <text:p text:style-name="Standard">Then the note taking below the list, as I work through each step and make the basic game.</text:p>
      <text:p text:style-name="Standard"/>
      <text:p text:style-name="Standard">Smaller steps list: </text:p>
      <text:list xml:id="list3529080073707004297" text:style-name="L2">
        <text:list-item>
          <text:p text:style-name="P3"/>
        </text:list-item>
      </text:list>
      <text:p text:style-name="Standard"/>
      <text:p text:style-name="Standard"/>
      <text:p text:style-name="Standard"/>
      <text:p text:style-name="Standard">Below here will be the usual note taking as I make the game.</text:p>
      <text:p text:style-name="Standard"/>
      <text:p text:style-name="Standard"/>
      <text:p text:style-name="Standard">Today I am building the maze but I realised that the axis is a bit of a mess so I threw the player in their with a movement script so that I could set the axis and terrain position in relation to the players movement directions/axis.</text:p>
      <text:p text:style-name="Standard"/>
      <text:p text:style-name="Standard">I need to change up and down to the direction that I need it to move in.</text:p>
      <text:p text:style-name="Standard"/>
      <text:p text:style-name="Standard">The player now moves and the camera is positioned so that it looks as though the player is moving forward or backwards through the maze.</text:p>
      <text:p text:style-name="Standard"/>
      <text:p text:style-name="Standard">Now I need to re-adjust the camera so that it's at an angle so that it's possible to see the 3D objects rather than making everything seem 2D from it's current position even though it is set to perspective.</text:p>
      <text:p text:style-name="Standard"/>
      <text:p text:style-name="Standard">The camera is now in an ok position that allows you to see some perspective in the maze.</text:p>
      <text:p text:style-name="Standard"/>
      <text:p text:style-name="Standard">I can now build the maze and then after it's built I can readjust the camera and lighting.</text:p>
      <text:p text:style-name="Standard"/>
      <text:p text:style-name="Standard"><text:soft-page-break/>I have built the outer wall of the maze.</text:p>
      <text:p text:style-name="Standard"/>
      <text:p text:style-name="Standard">In order for the maze to be easier and quicker to build I will make the inner wall pieces bigger than the thin outer wall pieces.</text:p>
      <text:p text:style-name="Standard"/>
      <text:p text:style-name="Standard">I have built about a third of the maze and I have made half wall pieces as it helps with the build.</text:p>
      <text:p text:style-name="Standard"/>
      <text:p text:style-name="Standard">Also the player is not able to move out of or through the walls.</text:p>
      <text:p text:style-name="Standard"/>
      <text:p text:style-name="Standard">I have now finished building the maze and placed a cube in the spot where the goal will eventually go.</text:p>
      <text:p text:style-name="Standard"/>
      <text:p text:style-name="Standard"/>
      <text:p text:style-name="Standard">I made the basic menus and connected them with a standard level manager but when I click on buttons they change the level manager game object to the level 1 or options menu but not the scene itself.</text:p>
      <text:p text:style-name="Standard">Very odd.</text:p>
      <text:p text:style-name="Standard"/>
      <text:p text:style-name="Standard">I found that I was using string name rather than load scene name string and I need to add the scenes to the build order too.</text:p>
      <text:p text:style-name="Standard"/>
      <text:p text:style-name="Standard">Now that I have fixed that issue I can now get the win condition working.</text:p>
      <text:p text:style-name="Standard"/>
      <text:p text:style-name="Standard">If collision then win.</text:p>
      <text:p text:style-name="Standard">Then in the win method load the win screen through the level manager.</text:p>
      <text:p text:style-name="Standard"/>
      <text:p text:style-name="Standard">The Goal now triggers the you win screen.</text:p>
      <text:p text:style-name="Standard"/>
      <text:p text:style-name="Standard"/>
      <text:p text:style-name="Standard">So call player movement and set to on disable.</text:p>
      <text:p text:style-name="Standard">Set to on enable if pause pressed again.</text:p>
      <text:p text:style-name="Standard"/>
      <text:list xml:id="list598296522672892477" text:style-name="L3">
        <text:list-item>
          <text:p text:style-name="P4">Press P to pause. = Player movement disabled with on disable.</text:p>
        </text:list-item>
        <text:list-item>
          <text:p text:style-name="P4">UI Canvas ticked. = </text:p>
        </text:list-item>
        <text:list-item>
          <text:p text:style-name="P4">Enable mouse pointer. = </text:p>
        </text:list-item>
        <text:list-item>
          <text:p text:style-name="P4">Return to game with on click. </text:p>
        </text:list-item>
        <text:list-item>
          <text:p text:style-name="P4">Disable mouse pointer. = </text:p>
        </text:list-item>
        <text:list-item>
          <text:p text:style-name="P4">Player movement enabled with on enable.</text:p>
        </text:list-item>
        <text:list-item>
          <text:p text:style-name="P4">UI Canvas un-ticked. = </text:p>
        </text:list-item>
      </text:list>
      <text:p text:style-name="Standard"/>
      <text:p text:style-name="Standard">Well the pause menu now works.</text:p>
      <text:p text:style-name="Standard"/>
      <text:p text:style-name="Standard">No idea how or why it was fixed by a restart but whatever.</text:p>
      <text:p text:style-name="Standard"/>
      <text:p text:style-name="Standard">For some reason by going from level 1 pause menu to the main menu and then by clicking start game the level 1 lighting is darker?</text:p>
      <text:p text:style-name="Standard"/>
      <text:p text:style-name="Standard">This apparently only happens in the editor and will not/should not be an issue in the build of the game.</text:p>
      <text:p text:style-name="Standard"/>
      <text:p text:style-name="Standard">I will now build the game and test it.</text:p>
      <text:p text:style-name="Standard"/>
      <text:p text:style-name="Standard"><text:soft-page-break/>I am taking a coughing sound from this website link: </text:p>
      <text:p text:style-name="Standard"><text:a xlink:type="simple" xlink:href="http://soundbible.com/400-Coughing.html" text:style-name="Internet_20_link" text:visited-style-name="Visited_20_Internet_20_Link">http://soundbible.com/400-Coughing.html</text:a></text:p>
      <text:p text:style-name="Standard"/>
      <text:p text:style-name="Standard">Now I will build the game again but for browsers and test it and then upload it to game bucket and send it to Lee to test.</text:p>
      <text:p text:style-name="Standard"/>
      <text:p text:style-name="Standard">Fix the cursor issue by having game object in each scene that holds a script that makes the cursor visible, except for the level 1. It would do this with void awake and if cursor is invisible make it visible for the scenes that need to use/see it.</text:p>
      <text:p text:style-name="Standard"/>
      <text:p text:style-name="Standard"/>
      <text:p text:style-name="Standard">I scrapped the changing speed to 0 and back to 10 bullshit as I realised that trying to do it with speed was pointless when I could just use set active instead and I tried that and it worked.</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14cm" fo:margin-bottom="2.016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Started on 25/01/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lie Gracie</meta:initial-creator>
    <meta:creation-date>2018-01-25T13:34:21.55</meta:creation-date>
    <dc:date>2018-02-09T17:01:30.40</dc:date>
    <dc:creator>Charlie Gracie</dc:creator>
    <meta:editing-duration>P1DT8H37M53S</meta:editing-duration>
    <meta:editing-cycles>54</meta:editing-cycles>
    <meta:generator>OpenOffice/4.1.3$Win32 OpenOffice.org_project/413m1$Build-9783</meta:generator>
    <meta:document-statistic meta:table-count="0" meta:image-count="0" meta:object-count="0" meta:page-count="3" meta:paragraph-count="55" meta:word-count="782" meta:character-count="3884"/>
  </office:meta>
</office:document-meta>
</file>